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00000000FAD71AEB882A1C2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d6cad" officeooo:paragraph-rsid="002da42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12pt" officeooo:rsid="00623fd2" officeooo:paragraph-rsid="00623fd2"/>
    </style:style>
    <style:style style:name="P4" style:family="paragraph" style:parent-style-name="Standard">
      <style:text-properties fo:font-size="12pt" officeooo:rsid="0062f92b" officeooo:paragraph-rsid="0062f92b"/>
    </style:style>
    <style:style style:name="P5" style:family="paragraph" style:parent-style-name="Standard">
      <style:text-properties fo:font-size="12pt" officeooo:rsid="0064975e" officeooo:paragraph-rsid="0064975e"/>
    </style:style>
    <style:style style:name="P6" style:family="paragraph" style:parent-style-name="Standard">
      <style:text-properties fo:font-size="12pt" officeooo:rsid="0066b8c7" officeooo:paragraph-rsid="0066b8c7"/>
    </style:style>
    <style:style style:name="P7" style:family="paragraph" style:parent-style-name="Standard">
      <style:text-properties fo:font-size="12pt" officeooo:rsid="0068a78c" officeooo:paragraph-rsid="0068a78c"/>
    </style:style>
    <style:style style:name="P8" style:family="paragraph" style:parent-style-name="Standard">
      <style:text-properties fo:font-size="12pt" officeooo:rsid="006a8cfe" officeooo:paragraph-rsid="006a8cfe"/>
    </style:style>
    <style:style style:name="P9" style:family="paragraph" style:parent-style-name="Standard">
      <style:text-properties fo:font-size="12pt" officeooo:rsid="006de335" officeooo:paragraph-rsid="006de335"/>
    </style:style>
    <style:style style:name="P10" style:family="paragraph" style:parent-style-name="Standard">
      <style:text-properties fo:font-size="12pt" officeooo:rsid="0073c5f7" officeooo:paragraph-rsid="0073c5f7"/>
    </style:style>
    <style:style style:name="P11" style:family="paragraph" style:parent-style-name="Standard">
      <style:text-properties fo:font-size="12pt" officeooo:rsid="007418b4" officeooo:paragraph-rsid="007418b4"/>
    </style:style>
    <style:style style:name="P12" style:family="paragraph" style:parent-style-name="Standard">
      <style:text-properties fo:font-size="12pt" officeooo:rsid="007526bd" officeooo:paragraph-rsid="007526bd"/>
    </style:style>
    <style:style style:name="P13" style:family="paragraph" style:parent-style-name="Standard">
      <style:text-properties fo:font-size="12pt" officeooo:rsid="00765bd9" officeooo:paragraph-rsid="00765bd9"/>
    </style:style>
    <style:style style:name="P14" style:family="paragraph" style:parent-style-name="Standard">
      <style:text-properties fo:font-size="12pt" officeooo:rsid="00782055" officeooo:paragraph-rsid="00782055"/>
    </style:style>
    <style:style style:name="P15" style:family="paragraph" style:parent-style-name="Standard">
      <style:text-properties fo:font-size="12pt" officeooo:rsid="007bc171" officeooo:paragraph-rsid="007bc171"/>
    </style:style>
    <style:style style:name="P16" style:family="paragraph" style:parent-style-name="Standard">
      <style:text-properties fo:font-size="12pt" officeooo:rsid="007df948" officeooo:paragraph-rsid="007df948"/>
    </style:style>
    <style:style style:name="P17" style:family="paragraph" style:parent-style-name="Standard">
      <style:text-properties fo:font-size="12pt" officeooo:rsid="007e22da" officeooo:paragraph-rsid="007e22da"/>
    </style:style>
    <style:style style:name="P18" style:family="paragraph" style:parent-style-name="Standard">
      <style:text-properties fo:font-size="12pt" officeooo:rsid="00804490" officeooo:paragraph-rsid="00804490"/>
    </style:style>
    <style:style style:name="P19" style:family="paragraph" style:parent-style-name="Standard">
      <style:text-properties fo:font-size="12pt" officeooo:rsid="008222fb" officeooo:paragraph-rsid="008222fb"/>
    </style:style>
    <style:style style:name="P20" style:family="paragraph" style:parent-style-name="Standard">
      <style:text-properties fo:font-size="12pt" officeooo:rsid="0083248e" officeooo:paragraph-rsid="0083248e"/>
    </style:style>
    <style:style style:name="P21" style:family="paragraph" style:parent-style-name="Standard">
      <style:text-properties fo:font-size="12pt" officeooo:rsid="00851124" officeooo:paragraph-rsid="00851124"/>
    </style:style>
    <style:style style:name="P22" style:family="paragraph" style:parent-style-name="Header">
      <style:paragraph-properties fo:text-align="end" style:justify-single-word="false"/>
      <style:text-properties officeooo:rsid="002da42e" officeooo:paragraph-rsid="002da42e"/>
    </style:style>
    <style:style style:name="P23" style:family="paragraph" style:parent-style-name="Header" style:master-page-name="">
      <loext:graphic-properties draw:fill="none"/>
      <style:paragraph-properties fo:margin-left="2.4366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d6cad" officeooo:paragraph-rsid="0048d00f"/>
    </style:style>
    <style:style style:name="T1" style:family="text">
      <style:text-properties officeooo:rsid="002da42e"/>
    </style:style>
    <style:style style:name="T2" style:family="text">
      <style:text-properties fo:font-size="18pt" officeooo:rsid="001c184d"/>
    </style:style>
    <style:style style:name="T3" style:family="text">
      <style:text-properties fo:font-size="18pt" officeooo:rsid="00607003"/>
    </style:style>
    <style:style style:name="T4" style:family="text">
      <style:text-properties officeooo:rsid="001c184d"/>
    </style:style>
    <style:style style:name="T5" style:family="text">
      <style:text-properties fo:font-size="4pt"/>
    </style:style>
    <style:style style:name="T6" style:family="text">
      <style:text-properties fo:font-size="12pt" officeooo:rsid="00607003"/>
    </style:style>
    <style:style style:name="T7" style:family="text">
      <style:text-properties officeooo:rsid="0064975e"/>
    </style:style>
    <style:style style:name="T8" style:family="text">
      <style:text-properties officeooo:rsid="00661122"/>
    </style:style>
    <style:style style:name="T9" style:family="text">
      <style:text-properties officeooo:rsid="006ab706"/>
    </style:style>
    <style:style style:name="T10" style:family="text">
      <style:text-properties officeooo:rsid="006daaef"/>
    </style:style>
    <style:style style:name="T11" style:family="text">
      <style:text-properties officeooo:rsid="006fe7f5"/>
    </style:style>
    <style:style style:name="T12" style:family="text">
      <style:text-properties officeooo:rsid="00716dce"/>
    </style:style>
    <style:style style:name="T13" style:family="text">
      <style:text-properties officeooo:rsid="00782cc0"/>
    </style:style>
    <style:style style:name="T14" style:family="text">
      <style:text-properties officeooo:rsid="00805a5e"/>
    </style:style>
    <style:style style:name="T15" style:family="text">
      <style:text-properties officeooo:rsid="008222fb"/>
    </style:style>
    <style:style style:name="T16" style:family="text">
      <style:text-properties officeooo:rsid="0083c6f7"/>
    </style:style>
    <style:style style:name="T17" style:family="text">
      <style:text-properties officeooo:rsid="00851124"/>
    </style:style>
    <style:style style:name="T18" style:family="text">
      <style:text-properties officeooo:rsid="0085db0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PEAT EACH <text:span text:style-name="T11">SECTION </text:span>TWICE AND WRITE RESPONSES ON BOARD. PROMPT STUDENTS TO RAISE THEIR HANDS WHEN YOU POINT TO A RESPONSE.</text:p>
      <text:p text:style-name="P9"/>
      <text:p text:style-name="P3">Paul and his grandfather Cedric are going to an electronics store to buy a cellphone for Cedric. Cedric didn’t want to buy a cellphone. </text:p>
      <text:p text:style-name="P3">1. Where are Cedric and Paul going? <text:s text:c="3"/>Grocery Store <text:s text:c="2"/>/ <text:s text:c="3"/>Electronics Store</text:p>
      <text:p text:style-name="P3">2. What will they buy at the store? <text:s text:c="3"/>Cellphone <text:s text:c="3"/>/ <text:s text:c="3"/>Computer</text:p>
      <text:p text:style-name="P3">3. Does Cedric want a cellphone? <text:s text:c="4"/>Yes <text:s text:c="5"/>/ <text:s text:c="4"/>No</text:p>
      <text:p text:style-name="P3"/>
      <text:p text:style-name="P3">Cedric is new to technology. He thinks that phones are too complicated for him.</text:p>
      <text:p text:style-name="P3">4. Has Cedric used technology for a long time? <text:s text:c="3"/>Yes <text:s text:c="3"/>/ <text:s text:c="3"/>No</text:p>
      <text:p text:style-name="P3"><text:span text:style-name="T7">5</text:span>. Do we know anyone who doesn’t like phones / the internet / technology?</text:p>
      <text:p text:style-name="P3"/>
      <text:p text:style-name="P4">Cedric and Paul <text:span text:style-name="T7">decide to go to Walmart to buy a phone. They don’t know how to get there.</text:span></text:p>
      <text:p text:style-name="P5">6. <text:span text:style-name="T8">Which store are Cedric and Paul going to buy a phone at? <text:s text:c="2"/>Walmart <text:s text:c="3"/>/ <text:s text:c="3"/>Verizon Store</text:span></text:p>
      <text:p text:style-name="P5"/>
      <text:p text:style-name="P6">Paul already has his own phone. He uses Google Maps to find a route to Walmart.</text:p>
      <text:p text:style-name="P7">7. How does Paul know how to get to Walmart? <text:s text:c="3"/>Map <text:s text:c="3"/>/ <text:s text:c="3"/>Google Maps</text:p>
      <text:p text:style-name="P7"/>
      <text:p text:style-name="P8">Paul and Cedric do not have a car. They need to take the bus to Walmart. Paul uses the internet to find a bus schedule on <text:span text:style-name="T10">RIPTA</text:span>.com.</text:p>
      <text:p text:style-name="P8">8. How do Paul and Cedric get to Walmart? <text:s text:c="2"/>Car <text:s text:c="3"/>/ <text:s text:c="3"/>Bus</text:p>
      <text:p text:style-name="P8">9. Where did <text:span text:style-name="T9">Paul find the bus schedule? <text:s text:c="3"/>WPRI.com <text:s text:c="3"/>/ <text:s text:c="3"/>RIPTA.com</text:span></text:p>
      <text:p text:style-name="P8"/>
      <text:p text:style-name="P9">Paul and Cedric <text:span text:style-name="T12">take the 72 to get to Walmart from Kennedy Plaza. Paul and Cedric each paid 2$.</text:span></text:p>
      <text:p text:style-name="P10">10. Which bus did Paul and Cedric Take? <text:s text:c="4"/>72 <text:s text:c="4"/>/ <text:s text:c="3"/>70</text:p>
      <text:p text:style-name="P11">11. Where did Paul and Cedric take the bus from? <text:s text:c="4"/>Walmart <text:s text:c="3"/>/ <text:s text:c="4"/>Kennedy Plaza</text:p>
      <text:p text:style-name="P11"/>
      <text:p text:style-name="P12">The bus was late. Paul used the RIPTA Transit App to see how long they needed to wait.</text:p>
      <text:p text:style-name="P13">12. How did Paul figure out how late the bus was? <text:s text:c="3"/>Transit App <text:s text:c="3"/>/ <text:s text:c="3"/>Google Maps</text:p>
      <text:p text:style-name="P13"/>
      <text:p text:style-name="P13">Paul and Cedric arrived at Walmart. Walmart was sold-out of phones! Paul used the Amazon app instead to order a phone for Cedric.</text:p>
      <text:p text:style-name="P14">13. Did Walmart have any phones left? <text:s text:c="3"/>Yes <text:s text:c="3"/>/ <text:s text:c="3"/>No</text:p>
      <text:p text:style-name="P14">14. How did Paul order a phone for <text:span text:style-name="T13">Cedric? <text:s text:c="4"/>Walmart <text:s text:c="3"/>/ <text:s text:c="4"/>Amazon</text:span></text:p>
      <text:p text:style-name="P14"/>
      <text:p text:style-name="P15">Paul and Cedric were hungry. They wanted Indian food for dinner. Paul used Google.com to find a nearby Indian restaurant.</text:p>
      <text:p text:style-name="P17">15. What kind of food did Paul and Cedric want? <text:s text:c="4"/>Iranian Food <text:s text:c="3"/>/ <text:s text:c="3"/>Indian Food</text:p>
      <text:p text:style-name="P16">1<text:span text:style-name="T15">6</text:span>. How did Paul find an Indian Restaurant? <text:s text:c="3"/>Google.com <text:s text:c="3"/>/ <text:s text:c="3"/>Dinner.com</text:p>
      <text:p text:style-name="P16"/>
      <text:p text:style-name="P18">Paul and Cedric walked to the Indian restaurant because the bus didn’t go there. <text:span text:style-name="T14">They liked the food!</text:span></text:p>
      <text:p text:style-name="P19">17. Did Paul and Cedric enjoy the food? <text:s text:c="4"/>Yes <text:s text:c="4"/>/ <text:s text:c="4"/>No</text:p>
      <text:p text:style-name="P20">18. How did Paul and Cedric get to the Indian restaurant? <text:s text:c="4"/>Bus <text:s text:c="3"/>/ <text:s text:c="3"/>Wa<text:span text:style-name="T16">lk</text:span></text:p>
      <text:p text:style-name="P20"/>
      <text:p text:style-name="P21">Paul was very useful that day because he could use his phone to access the internet. Cedric was excited to get his new phone. It arrived in only two days.</text:p>
      <text:p text:style-name="P21">19. <text:span text:style-name="T18">Was Paul able to access the internet on his phone? <text:s text:c="3"/>Yes <text:s text:c="3"/>/ <text:s text:c="3"/>No</text:span></text:p>
      <text:p text:style-name="Text_20_body">20. How <text:span text:style-name="T17">many days </text:span>did it take for Cedric’s new phone to arrive? <text:s text:c="3"/>Three <text:s text:c="2"/>/ <text:s text:c="2"/>Tw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da42e" officeooo:paragraph-rsid="002da42e"/>
    </style:style>
    <style:style style:name="MP2" style:family="paragraph" style:parent-style-name="Header" style:master-page-name="">
      <loext:graphic-properties draw:fill="none"/>
      <style:paragraph-properties fo:margin-left="2.4366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2d6cad" officeooo:paragraph-rsid="0048d00f"/>
    </style:style>
    <style:style style:name="MP3" style:family="paragraph" style:parent-style-name="Header">
      <style:paragraph-properties fo:text-align="end" style:justify-single-word="false"/>
      <style:text-properties officeooo:rsid="002d6cad" officeooo:paragraph-rsid="002da42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8pt" officeooo:rsid="00607003"/>
    </style:style>
    <style:style style:name="MT2" style:family="text">
      <style:text-properties fo:font-size="18pt" officeooo:rsid="001c184d"/>
    </style:style>
    <style:style style:name="MT3" style:family="text">
      <style:text-properties fo:font-size="12pt" officeooo:rsid="00607003"/>
    </style:style>
    <style:style style:name="MT4" style:family="text">
      <style:text-properties officeooo:rsid="001c184d"/>
    </style:style>
    <style:style style:name="MT5" style:family="text">
      <style:text-properties officeooo:rsid="002da42e"/>
    </style:style>
    <style:style style:name="MT6" style:family="text">
      <style:text-properties fo:font-size="4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201in" fo:margin-bottom="0.220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omputer / Technology </text:p>
        <text:p text:style-name="MP2"><text:span text:style-name="MT1">Buying a Cellphone</text:span><text:span text:style-name="MT2"> <text:s text:c="11"/></text:span><text:span text:style-name="MT3">Listening</text:span><text:span text:style-name="MT4"> Comprehension</text:span></text:p>
        <text:p text:style-name="MP3">A1 <text:span text:style-name="MT5">ESL</text:span></text:p>
      </style:header>
      <style:footer>
        <text:p text:style-name="MP4"><text:span text:style-name="MT6">To the extent possible under law, </text:span><text:a xlink:type="simple" xlink:href="https://creativecommons.org/choose/zero/github.com/matthewsilva/" text:style-name="Internet_20_link" text:visited-style-name="Visited_20_Internet_20_Link"><text:span text:style-name="MT6">Matthew Silva</text:span></text:a><text:span text:style-name="MT6"> has waived all copyright and related or neighboring rights to Computer / Technology Reading Comprehension Worksheet A1 / Introductory / Beginner. This work is published from: United States.</text:span> <draw:frame draw:style-name="Mfr1" draw:name="Image1" text:anchor-type="as-char" svg:width="0.8335in" svg:height="0.1563in" draw:z-index="0"><draw:image xlink:href="Pictures/10000201000000500000000FAD71AEB882A1C20D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20:25:03.983921275</meta:creation-date>
    <dc:date>2020-01-19T23:52:00.170635333</dc:date>
    <meta:editing-duration>PT1H58M27S</meta:editing-duration>
    <meta:editing-cycles>94</meta:editing-cycles>
    <meta:generator>LibreOffice/6.1.5.2$Linux_X86_64 LibreOffice_project/10$Build-2</meta:generator>
    <meta:print-date>2020-01-19T21:15:21.587913851</meta:print-date>
    <meta:document-statistic meta:table-count="0" meta:image-count="1" meta:object-count="0" meta:page-count="1" meta:paragraph-count="36" meta:word-count="551" meta:character-count="3068" meta:non-whitespace-character-count="2358"/>
  </office:meta>
</office:document-meta>
</file>